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6pt" style:font-size-asian="16pt" style:font-size-complex="16pt"/>
    </style:style>
    <style:style style:name="P2" style:family="paragraph" style:parent-style-name="Standard">
      <style:text-properties fo:font-size="16pt" officeooo:paragraph-rsid="000521c3" style:font-size-asian="16pt" style:font-size-complex="16pt"/>
    </style:style>
    <style:style style:name="P3" style:family="paragraph" style:parent-style-name="Standard">
      <style:text-properties fo:font-size="16pt" officeooo:paragraph-rsid="000986b3" style:font-size-asian="16pt" style:font-size-complex="16pt"/>
    </style:style>
    <style:style style:name="P4" style:family="paragraph" style:parent-style-name="Standard">
      <style:text-properties fo:font-size="16pt" fo:language="fr" fo:country="FR" officeooo:rsid="00041ad0" officeooo:paragraph-rsid="00041ad0" style:font-size-asian="16pt" style:font-size-complex="16pt"/>
    </style:style>
    <style:style style:name="P5" style:family="paragraph" style:parent-style-name="Standard">
      <style:text-properties fo:font-size="16pt" fo:language="fr" fo:country="FR" officeooo:rsid="00041ad0" officeooo:paragraph-rsid="000986b3" style:font-size-asian="16pt" style:font-size-complex="16pt"/>
    </style:style>
    <style:style style:name="P6" style:family="paragraph" style:parent-style-name="Standard">
      <style:text-properties fo:font-size="16pt" fo:language="fr" fo:country="FR" officeooo:rsid="000521c3" officeooo:paragraph-rsid="000521c3" style:font-size-asian="16pt" style:font-size-complex="16pt"/>
    </style:style>
    <style:style style:name="P7" style:family="paragraph" style:parent-style-name="Standard">
      <style:text-properties fo:font-size="16pt" fo:language="fr" fo:country="FR" officeooo:rsid="000634c0" officeooo:paragraph-rsid="000634c0" style:font-size-asian="16pt" style:font-size-complex="16pt"/>
    </style:style>
    <style:style style:name="P8" style:family="paragraph" style:parent-style-name="Standard">
      <style:text-properties fo:font-size="16pt" fo:language="fr" fo:country="FR" officeooo:rsid="000651e6" officeooo:paragraph-rsid="000651e6" style:font-size-asian="16pt" style:font-size-complex="16pt"/>
    </style:style>
    <style:style style:name="P9" style:family="paragraph" style:parent-style-name="Standard">
      <style:text-properties fo:language="fr" fo:country="FR" officeooo:rsid="000521c3" officeooo:paragraph-rsid="000521c3"/>
    </style:style>
    <style:style style:name="P10" style:family="paragraph" style:parent-style-name="Standard">
      <style:text-properties fo:language="fr" fo:country="FR" officeooo:rsid="000634c0" officeooo:paragraph-rsid="000634c0"/>
    </style:style>
    <style:style style:name="T1" style:family="text">
      <style:text-properties fo:language="fr" fo:country="FR"/>
    </style:style>
    <style:style style:name="T2" style:family="text">
      <style:text-properties fo:language="fr" fo:country="FR" officeooo:rsid="00041ad0"/>
    </style:style>
    <style:style style:name="T3" style:family="text">
      <style:text-properties fo:language="fr" fo:country="FR" officeooo:rsid="000521c3"/>
    </style:style>
    <style:style style:name="T4" style:family="text">
      <style:text-properties fo:language="fr" fo:country="FR" officeooo:rsid="00072be7"/>
    </style:style>
    <style:style style:name="T5" style:family="text">
      <style:text-properties fo:language="fr" fo:country="FR" officeooo:rsid="000b5f86"/>
    </style:style>
    <style:style style:name="T6" style:family="text">
      <style:text-properties officeooo:rsid="00072be7"/>
    </style:style>
    <style:style style:name="T7" style:family="text">
      <style:text-properties officeooo:rsid="000986b3"/>
    </style:style>
    <style:style style:name="T8" style:family="text">
      <style:text-properties officeooo:rsid="000bbe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 guerre de mouvement <text:span text:style-name="T6">sur le front </text:span><text:span text:style-name="T8">occidental</text:span></text:h>
      <text:p text:style-name="P4"/>
      <text:p text:style-name="P2"><text:span text:style-name="T2">La première guerre mondiale est d’abord une guerre de mouvement caractérisé</text:span><text:span text:style-name="T3">e</text:span><text:span text:style-name="T2"> par de grandes offensives rapide et meurtrières.</text:span></text:p>
      <text:h text:style-name="Heading_20_2" text:outline-level="2"><text:span text:style-name="T2">D</text:span><text:span text:style-name="T1">ans un premier temps :</text:span></text:h>
      <text:p text:style-name="P5">Les nations définissent leurs objectifs : </text:p>
      <text:p text:style-name="P3"><text:span text:style-name="T2">L’</text:span><text:span text:style-name="T3">A</text:span><text:span text:style-name="T2">llemagne met en place le plan <text:s/></text:span><text:span text:style-name="T3">S</text:span><text:span text:style-name="T2">hlieffen qui repose </text:span><text:span text:style-name="T3">sur l’estimation</text:span><text:span text:style-name="T2"> que la </text:span><text:span text:style-name="T3">R</text:span><text:span text:style-name="T2">ussie mettra 6 semaine</text:span><text:span text:style-name="T3">s </text:span><text:span text:style-name="T2">à mobiliser ses troupes, </text:span><text:span text:style-name="T3">l’Allemagne a donc 6 semaine</text:span><text:span text:style-name="T5">s</text:span><text:span text:style-name="T3"> pour envahir la France pour ne pas avoir à ce battre sur 2 fronts. Elle commence alors par envahir la Belgique dans le but d’encercler Paris </text:span><text:span text:style-name="T4">plus rapidement</text:span><text:span text:style-name="T3">.</text:span></text:p>
      <text:p text:style-name="P6">Pendant ce temps, la France met en place le plan XVII qui vise à envahir l’Alsace et la Lorraine.</text:p>
      <text:p text:style-name="P9"/>
      <text:h text:style-name="Heading_20_2" text:outline-level="2">Dans un deuxième temps :</text:h>
      <text:p text:style-name="P7">L’invasion de l’Alsace et de la Lorraine par la France est un échec et alors que l’armée Allemande est <text:s/>à <text:s/>une trentaine de kilomètre de Paris, La France et l’Angleterre les stoppent lors de la bataille de la Marne où ils attaquent les Allemands sur leurs flans du 6 au 11 septembre 1914 les faisant ainsi reculer d’une centaine de kilomètre.</text:p>
      <text:p text:style-name="P10"/>
      <text:h text:style-name="Heading_20_2" text:outline-level="2">Dans un troisième temps :</text:h>
      <text:p text:style-name="P1"><text:span text:style-name="T7">L</text:span>a course à la mer commence de septembre à décembre 1914 :</text:p>
      <text:p text:style-name="P8">Les Allemands repoussés, tentent de contourner leurs adversaires par l’ouest lesquels font de même jusqu’à atteindre la mer du nord ou les troupes se retrouvent bloquées et constatent que la guerre de mouvement n’a pas été décisive, les deux armées s’installent alors sur un front qui ne bougera que très peu jusqu’à la fin du conflit.</text:p>
      <text:p text:style-name="P6"/>
      <text:p text:style-name="P9"/>
      <text:p text:style-name="P9"><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officeooo:rsid="000651e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11T16:03:13.706000000</meta:creation-date>
    <meta:generator>LibreOffice/7.2.4.1$Windows_X86_64 LibreOffice_project/27d75539669ac387bb498e35313b970b7fe9c4f9</meta:generator>
    <dc:date>2024-05-12T11:39:38.192000000</dc:date>
    <meta:editing-duration>PT42M13S</meta:editing-duration>
    <meta:editing-cycles>4</meta:editing-cycles>
    <meta:document-statistic meta:table-count="0" meta:image-count="0" meta:object-count="0" meta:page-count="1" meta:paragraph-count="12" meta:word-count="249" meta:character-count="1434" meta:non-whitespace-character-count="1191"/>
  </office:meta>
</office:document-meta>
</file>